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8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7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5cm" fo:min-width="0cm"/>
    </style:style>
    <style:style style:name="gr3" style:family="graphic" style:parent-style-name="objectwithoutfill">
      <style:graphic-properties draw:marker-end="Arrow" draw:marker-end-width="0.1cm" draw:fill="none" draw:textarea-vertical-align="middle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-color="#ffffff" style:repeat="repeat"/>
      <style:paragraph-properties fo:text-align="center" fo:border="0.17pt solid #000000"/>
    </style:style>
    <style:style style:name="ce2" style:family="table-cell">
      <style:graphic-properties draw:fill-color="#ffffff" style:repeat="repeat"/>
      <style:paragraph-properties fo:text-align="center" fo:border-left="0.17pt solid #000000" fo:border-right="none" fo:border-top="0.17pt solid #000000" fo:border-bottom="0.17pt solid #000000"/>
    </style:style>
    <style:style style:name="ce3" style:family="table-cell">
      <style:graphic-properties draw:fill-color="#ffffff" style:repeat="repeat"/>
      <style:paragraph-properties fo:text-align="center" fo:border="0.17pt solid #000000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standard" draw:layer="layout" svg:width="14.098cm" svg:height="0.971cm" svg:x="2.141cm" svg:y="3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layer="layout" svg:width="4.655cm" svg:height="0.962cm" svg:x="1.9cm" svg:y="2.2cm">
          <draw:text-box>
            <text:p>M = {1, 2, 2, 4}</text:p>
          </draw:text-box>
        </draw:frame>
        <draw:frame draw:style-name="standard" draw:layer="layout" svg:width="14.098cm" svg:height="0.971cm" svg:x="2.141cm" svg:y="5.7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0.971cm" svg:x="2.141cm" svg:y="7.9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098cm" svg:height="0.971cm" svg:x="2.141cm" svg:y="10.0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frame draw:style-name="gr2" draw:layer="layout" svg:width="0.853cm" svg:height="0.962cm" svg:x="1.3cm" svg:y="3.6cm">
          <draw:text-box>
            <text:p>1</text:p>
          </draw:text-box>
        </draw:frame>
        <draw:frame draw:style-name="gr2" draw:layer="layout" svg:width="0.853cm" svg:height="0.962cm" svg:x="1.3cm" svg:y="5.777cm">
          <draw:text-box>
            <text:p>2</text:p>
          </draw:text-box>
        </draw:frame>
        <draw:frame draw:style-name="gr2" draw:layer="layout" svg:width="0.853cm" svg:height="0.962cm" svg:x="1.3cm" svg:y="7.924cm">
          <draw:text-box>
            <text:p>2</text:p>
          </draw:text-box>
        </draw:frame>
        <draw:frame draw:style-name="gr2" draw:layer="layout" svg:width="0.853cm" svg:height="0.962cm" svg:x="1.3cm" svg:y="10.095cm">
          <draw:text-box>
            <text:p>4</text:p>
          </draw:text-box>
        </draw:frame>
        <draw:frame draw:style-name="standard" draw:layer="layout" svg:width="14.098cm" svg:height="0.971cm" svg:x="2.141cm" svg:y="14.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" draw:layer="layout" svg:width="4.655cm" svg:height="0.962cm" svg:x="1.9cm" svg:y="13.2cm">
          <draw:text-box>
            <text:p>M = {1, 1, 4, 5}</text:p>
          </draw:text-box>
        </draw:frame>
        <draw:frame draw:style-name="standard" draw:layer="layout" svg:width="14.098cm" svg:height="0.971cm" svg:x="2.141cm" svg:y="16.7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X</text:p>
              </table:table-cell>
              <table:table-cell>
                <text:p text:style-name="P1">X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4.098cm" svg:height="0.971cm" svg:x="2.141cm" svg:y="18.9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X</text:p>
              </table:table-cell>
              <table:table-cell>
                <text:p text:style-name="P1">X</text:p>
              </table:table-cell>
              <table:table-cell/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5.516cm" svg:height="0.971cm" svg:x="2.141cm" svg:y="21.0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1">X</text:p>
              </table:table-cell>
              <table:table-cell>
                <text:p text:style-name="P1">X</text:p>
              </table:table-cell>
              <table:table-cell/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>
                <text:p text:style-name="P1">X</text:p>
              </table:table-cell>
              <table:table-cell/>
              <table:table-cell>
                <text:p text:style-name="P1">X</text:p>
              </table:table-cell>
              <table:table-cell table:style-name="ce2">
                <text:p text:style-name="P1">X</text:p>
              </table:table-cell>
              <table:table-cell table:style-name="ce3">
                <text:p text:style-name="P2">X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" draw:layer="layout" svg:width="0.853cm" svg:height="0.962cm" svg:x="1.3cm" svg:y="14.6cm">
          <draw:text-box>
            <text:p>1</text:p>
          </draw:text-box>
        </draw:frame>
        <draw:frame draw:style-name="gr2" draw:layer="layout" svg:width="0.853cm" svg:height="0.962cm" svg:x="1.3cm" svg:y="16.777cm">
          <draw:text-box>
            <text:p>1</text:p>
          </draw:text-box>
        </draw:frame>
        <draw:frame draw:style-name="gr2" draw:layer="layout" svg:width="0.853cm" svg:height="0.962cm" svg:x="1.3cm" svg:y="18.924cm">
          <draw:text-box>
            <text:p>4</text:p>
          </draw:text-box>
        </draw:frame>
        <draw:frame draw:style-name="gr2" draw:layer="layout" svg:width="0.853cm" svg:height="0.962cm" svg:x="1.3cm" svg:y="21.095cm">
          <draw:text-box>
            <text:p>5</text:p>
          </draw:text-box>
        </draw:frame>
        <draw:frame draw:style-name="gr1" draw:text-style-name="P3" draw:layer="layout" svg:width="3.677cm" svg:height="0.962cm" svg:x="7.105cm" svg:y="12cm">
          <draw:text-box>
            <text:p>Esempio 1</text:p>
          </draw:text-box>
        </draw:frame>
        <draw:frame draw:style-name="gr1" draw:layer="layout" svg:width="3.495cm" svg:height="0.962cm" svg:x="7.005cm" svg:y="23cm">
          <draw:text-box>
            <text:p>Esempio 2</text:p>
          </draw:text-box>
        </draw:frame>
        <draw:path draw:style-name="gr3" draw:text-style-name="P1" draw:layer="layout" svg:width="2.586cm" svg:height="1.378cm" draw:transform="skewX (0.496197106341988) rotate (0.642804763509512) translate (1.6999999980959cm 5.49999998710545cm)" svg:viewBox="0 0 2587 1379" svg:d="m0 0c1499 0 2587 1379 2587 1379">
          <text:p/>
        </draw:path>
        <draw:path draw:style-name="gr3" draw:text-style-name="P1" draw:layer="layout" svg:width="2.586cm" svg:height="1.378cm" draw:transform="skewX (0.496197106341988) rotate (0.642804763509512) translate (3.0999999980959cm 5.49999998710545cm)" svg:viewBox="0 0 2587 1379" svg:d="m0 0c1499 0 2587 1379 2587 1379">
          <text:p/>
        </draw:path>
        <draw:path draw:style-name="gr3" draw:text-style-name="P1" draw:layer="layout" svg:width="2.586cm" svg:height="1.378cm" draw:transform="skewX (0.496197106341988) rotate (0.642804763509512) translate (4.3999999980959cm 7.69999998710545cm)" svg:viewBox="0 0 2587 1379" svg:d="m0 0c1499 0 2587 1379 2587 1379">
          <text:p/>
        </draw:path>
        <draw:path draw:style-name="gr3" draw:text-style-name="P1" draw:layer="layout" svg:width="2.586cm" svg:height="1.378cm" draw:transform="skewX (0.496197106341988) rotate (0.642804763509512) translate (5.9999999980959cm 7.69999998710545cm)" svg:viewBox="0 0 2587 1379" svg:d="m0 0c1499 0 2587 1379 2587 1379">
          <text:p/>
        </draw:path>
        <draw:path draw:style-name="gr3" draw:text-style-name="P1" draw:layer="layout" svg:width="5.552cm" svg:height="2.345cm" draw:transform="skewX (0.19704767255016) rotate (0.432318055718995) translate (5.59999999881419cm 9.89999999505312cm)" svg:viewBox="0 0 5553 2346" svg:d="m0 0c3218 0 5553 2346 5553 2346">
          <text:p/>
        </draw:path>
        <draw:path draw:style-name="gr3" draw:text-style-name="P1" draw:layer="layout" svg:width="5.552cm" svg:height="2.345cm" draw:transform="skewX (0.19704767255016) rotate (0.432318055718995) translate (7.09999999881419cm 9.89999999505312cm)" svg:viewBox="0 0 5553 2346" svg:d="m0 0c3218 0 5553 2346 5553 2346">
          <text:p/>
        </draw:path>
        <draw:path draw:style-name="gr3" draw:text-style-name="P1" draw:layer="layout" svg:width="5.552cm" svg:height="2.345cm" draw:transform="skewX (0.19704767255016) rotate (0.432318055718995) translate (8.49999999881419cm 9.89999999505312cm)" svg:viewBox="0 0 5553 2346" svg:d="m0 0c3218 0 5553 2346 5553 2346">
          <text:p/>
        </draw:path>
        <draw:path draw:style-name="gr3" draw:text-style-name="P1" draw:layer="layout" svg:width="2.409cm" svg:height="1.283cm" draw:transform="skewX (0.847880950618845) rotate (0.931831287639772) translate (2.7cm 16.6cm)" svg:viewBox="0 0 2410 1284" svg:d="m0 0c1400 0 2410 1284 2410 1284">
          <text:p/>
        </draw:path>
        <draw:path draw:style-name="gr3" draw:text-style-name="P1" draw:layer="layout" svg:width="5.486cm" svg:height="2.014cm" draw:transform="skewX (0.07696902001295) rotate (0.361283155162826) translate (2.9cm 18.7cm)" svg:viewBox="0 0 5487 2015" svg:d="m0 0c3179 0 5487 2015 5487 2015">
          <text:p/>
        </draw:path>
        <draw:path draw:style-name="gr3" draw:text-style-name="P1" draw:layer="layout" svg:width="5.15cm" svg:height="1.994cm" draw:transform="skewX (0.12007865253721) rotate (0.385892297615946) translate (1.6999999967562cm 18.6999999880855cm)" svg:viewBox="0 0 5151 1995" svg:d="m0 0c2985 0 5151 1995 5151 1995">
          <text:p/>
        </draw:path>
        <draw:path draw:style-name="gr3" draw:text-style-name="P1" draw:layer="layout" svg:width="5.486cm" svg:height="2.014cm" draw:transform="skewX (0.07696902001295) rotate (0.361283155162826) translate (4.3cm 18.799cm)" svg:viewBox="0 0 5487 2015" svg:d="m0 0c3179 0 5487 2015 5487 2015">
          <text:p/>
        </draw:path>
        <draw:path draw:style-name="gr3" draw:text-style-name="P1" draw:layer="layout" svg:width="6.5cm" svg:height="2.054cm" draw:transform="skewX (-0.0417133691226645) rotate (0.302465559370617) translate (4.19999999285776cm 20.8999999800744cm)" svg:viewBox="0 0 6501 2055" svg:d="m0 0c3771 0 6501 2055 6501 2055">
          <text:p/>
        </draw:path>
        <draw:path draw:style-name="gr3" draw:text-style-name="P1" draw:layer="layout" svg:width="6.5cm" svg:height="2.054cm" draw:transform="skewX (-0.0417133691226645) rotate (0.302465559370617) translate (7.09999999285776cm 20.8999999800744cm)" svg:viewBox="0 0 6501 2055" svg:d="m0 0c3771 0 6501 2055 6501 2055">
          <text:p/>
        </draw:path>
        <draw:path draw:style-name="gr3" draw:text-style-name="P1" draw:layer="layout" svg:width="6.5cm" svg:height="2.054cm" draw:transform="skewX (-0.0417133691226645) rotate (0.302465559370617) translate (8.59999999285776cm 20.8999999800744cm)" svg:viewBox="0 0 6501 2055" svg:d="m0 0c3771 0 6501 2055 6501 2055">
          <text:p/>
        </draw:path>
        <draw:path draw:style-name="gr3" draw:text-style-name="P1" draw:layer="layout" svg:width="6.5cm" svg:height="2.054cm" draw:transform="skewX (-0.0417133691226645) rotate (0.302465559370617) translate (9.99999999285776cm 20.8989999800744cm)" svg:viewBox="0 0 6501 2055" svg:d="m0 0c3771 0 6501 2055 6501 2055">
          <text:p/>
        </draw:path>
        <draw:path draw:style-name="gr3" draw:text-style-name="P1" draw:layer="layout" svg:width="5.552cm" svg:height="2.345cm" draw:transform="skewX (0.19704767255016) rotate (0.432318055718995) translate (4.29999999881419cm 9.89899999505312cm)" svg:viewBox="0 0 5553 2346" svg:d="m0 0c3218 0 5553 2346 5553 234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ssandro Bugatti</meta:initial-creator>
    <meta:creation-date>2013-08-02T22:10:27</meta:creation-date>
    <dc:date>2013-08-02T23:14:27</dc:date>
    <dc:creator>Alessandro Bugatti</dc:creator>
    <meta:editing-duration>PT48M49S</meta:editing-duration>
    <meta:editing-cycles>5</meta:editing-cycles>
    <meta:generator>LibreOffice/3.5$Linux_x86 LibreOffice_project/350m1$Build-2</meta:generator>
    <meta:document-statistic meta:object-count="36"/>
  </office:meta>
</office:document-meta>
</file>